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fe6" officeooo:paragraph-rsid="001d6f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IUM</text:p>
      <text:p text:style-name="P1"/>
      <text:p text:style-name="P1">representation spot par deconvolution</text:p>
      <text:p text:style-name="P1"><text:tab/></text:p>
      <text:p text:style-name="P1"><text:tab/>scale_fill_gradient2 en tenant compte que les limits et le breaks soient identiques, le labels passe de 0 à 1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0T14:37:31.651439372</meta:creation-date>
    <dc:date>2024-07-10T16:30:36.307542107</dc:date>
    <meta:editing-duration>PT1H42M54S</meta:editing-duration>
    <meta:editing-cycles>1</meta:editing-cycles>
    <meta:document-statistic meta:table-count="0" meta:image-count="0" meta:object-count="0" meta:page-count="1" meta:paragraph-count="4" meta:word-count="24" meta:character-count="156" meta:non-whitespace-character-count="132"/>
    <meta:generator>LibreOffice/6.4.7.2$Linux_X86_64 LibreOffice_project/40$Build-2</meta:generator>
  </office:meta>
</office:document-meta>
</file>